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ew York" svg:font-family="'New York'" style:font-pitch="variable"/>
    <style:font-face style:name="Times" svg:font-family="Time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Times" fo:font-size="14pt" fo:font-weight="bold" style:font-size-asian="14pt" style:font-weight-asian="bold" style:font-name-complex="Times"/>
    </style:style>
    <style:style style:name="P3" style:family="paragraph" style:parent-style-name="Standard">
      <style:text-properties style:font-name="Times" fo:font-size="14pt" style:font-size-asian="14pt" style:font-name-complex="Times"/>
    </style:style>
    <style:style style:name="P4" style:family="paragraph" style:parent-style-name="Standard">
      <style:paragraph-properties fo:text-align="center" style:justify-single-word="false"/>
      <style:text-properties style:font-name="Times" fo:font-size="14pt" style:font-size-asian="14pt" style:font-name-complex="Times"/>
    </style:style>
    <style:style style:name="P5" style:family="paragraph" style:parent-style-name="Standard">
      <style:paragraph-properties fo:text-align="end" style:justify-single-word="false"/>
      <style:text-properties style:font-name="Times" fo:font-size="14pt" style:font-size-asian="14pt" style:font-name-complex="Times"/>
    </style:style>
    <style:style style:name="P6" style:family="paragraph" style:parent-style-name="Standard">
      <style:paragraph-properties fo:text-align="justify" style:justify-single-word="false"/>
      <style:text-properties style:font-name="Times" fo:font-size="14pt" style:font-size-asian="14pt" style:font-name-complex="Times"/>
    </style:style>
    <style:style style:name="P7" style:family="paragraph" style:parent-style-name="Question">
      <style:paragraph-properties fo:line-height="100%"/>
    </style:style>
    <style:style style:name="P8" style:family="paragraph" style:parent-style-name="Question">
      <style:paragraph-properties fo:line-height="100%"/>
      <style:text-properties style:font-name="Times" fo:font-size="14pt" style:font-size-asian="14pt" style:font-name-complex="Times"/>
    </style:style>
    <style:style style:name="P9" style:family="paragraph" style:parent-style-name="PS">
      <style:paragraph-properties fo:line-height="100%"/>
    </style:style>
    <style:style style:name="P10" style:family="paragraph" style:parent-style-name="PS">
      <style:paragraph-properties fo:line-height="100%"/>
      <style:text-properties style:font-name="Times" fo:font-size="14pt" style:font-size-asian="14pt" style:font-name-complex="Times"/>
    </style:style>
    <style:style style:name="P11" style:family="paragraph" style:parent-style-name="PS">
      <style:paragraph-properties fo:line-height="100%" fo:text-align="center" style:justify-single-word="false"/>
      <style:text-properties style:font-name="Times" fo:font-size="14pt" style:font-size-asian="14pt" style:font-name-complex="Times"/>
    </style:style>
    <style:style style:name="P12" style:family="paragraph" style:parent-style-name="Réponse">
      <style:paragraph-properties fo:line-height="100%"/>
    </style:style>
    <style:style style:name="P13" style:family="paragraph" style:parent-style-name="Réponse">
      <style:paragraph-properties fo:line-height="100%"/>
      <style:text-properties style:font-name="Times" fo:font-size="14pt" style:font-size-asian="14pt" style:font-name-complex="Times"/>
    </style:style>
    <style:style style:name="P14" style:family="paragraph" style:parent-style-name="Standard" style:master-page-name="Standard">
      <style:paragraph-properties fo:text-align="center" style:justify-single-word="false" style:page-number="auto"/>
      <style:text-properties style:font-name="Times" fo:font-size="14pt" fo:font-weight="bold" style:font-size-asian="14pt" style:font-weight-asian="bold" style:font-name-complex="Times"/>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fo:font-size="14pt" style:font-size-asian="14pt" style:font-name-complex="Times"/>
    </style:style>
    <style:style style:name="T2" style:family="text">
      <style:text-properties style:font-name="Times" fo:font-size="14pt" fo:font-style="italic" style:font-size-asian="14pt" style:font-style-asian="italic" style:font-name-complex="Times"/>
    </style:style>
    <style:style style:name="T3" style:family="text">
      <style:text-properties style:font-name="Times" fo:font-size="14pt" fo:font-style="italic" fo:font-weight="bold" style:font-size-asian="14pt" style:font-style-asian="italic" style:font-weight-asian="bold" style:font-name-complex="Times"/>
    </style:style>
    <style:style style:name="T4" style:family="text">
      <style:text-properties style:font-name="Times" fo:font-size="14pt" fo:font-weight="bold" style:font-size-asian="14pt" style:font-weight-asian="bold" style:font-name-complex="Times"/>
    </style:style>
    <style:style style:name="T5" style:family="text"/>
    <style:style style:name="T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rnier Dimanche à Halluin</text:p>
      <text:p text:style-name="P4"/>
      <text:p text:style-name="P4">25 Juin 1995</text:p>
      <text:p text:style-name="P4"/>
      <text:p text:style-name="P2">Kusen de Philippe COUPEY</text:p>
      <text:p text:style-name="P3"/>
      <text:p text:style-name="P3"/>
      <text:p text:style-name="P5">Zazen de 15h</text:p>
      <text:p text:style-name="P6"/>
      <text:p text:style-name="P10">Ne partez pas dans vos rêves, zazen c'est toujours revenir, revenir "ici et maintenant" : être "maintenant" n'est pas facile. Dans le "maintenant", il n'y a pas de passé, de futur ; il n'y a pas de présent ; c'est au-delà du présent, la grande liberté... Si on est dans le "maintenant", on est au-delà de tout attachement, de tout concept, au-delà du bonheur et du malheur bien sûr.</text:p>
      <text:p text:style-name="P10"/>
      <text:p text:style-name="P10">Comme je le dis toujours, zazen, c'est ramener ses mains contre le bas de l'abdomen, c'est tirer sur la colonne vertébrale, c'est rentrer le menton. Ce n'est pas une posture bétonnée.</text:p>
      <text:p text:style-name="P10"/>
      <text:p text:style-name="P10">Le zazen que nous pratiquons n'est pas passif mais actif.</text:p>
      <text:p text:style-name="P10"/>
      <text:p text:style-name="P9"><text:span text:style-name="T1">(</text:span><text:span text:style-name="T2">Au kyosakuman</text:span><text:span text:style-name="T1">) Tiens bien le kyosaku dans tes mains. Sois conscient de tes mains.</text:span></text:p>
      <text:p text:style-name="P10"/>
      <text:p text:style-name="P10"/>
      <text:p text:style-name="P10"/>
      <text:p text:style-name="P10"/>
      <text:p text:style-name="P11">Mondo</text:p>
      <text:p text:style-name="P11"/>
      <text:p text:style-name="P11"/>
      <text:p text:style-name="P7"><text:span text:style-name="T4">Question</text:span><text:span text:style-name="T1"> : Je voudrais comprendre pourquoi tu as demandé ce matin aux personnes en retard d'aller dans le gaïtan, alors que l'après-midi elles ont pu nous rejoindre dans le dojo. J'ai perdu mes points de repère.</text:span></text:p>
      <text:p text:style-name="P8"/>
      <text:p text:style-name="P13">Ces points de repère ne sont pas importants. Tout change, les choses changent, l'homme change, la femme aussi. Zazen est le seul point de repère à avoir.</text:p>
      <text:p text:style-name="P13"/>
      <text:p text:style-name="P13">J'ai voulu faire participer tout le monde. J'ai voulu que nous soyons tous ensemble dans le dojo, pour une fois... pour intensifier la pratique. J'ai été guidé par ma sensibilité.</text:p>
      <text:p text:style-name="P13"/>
      <text:p text:style-name="P13"><text:soft-page-break/><office:annotation office:name="__Annotation__3756_972030281"><dc:creator>Auteur inconnu</dc:creator><dc:date>2016-09-28T20:04:10</dc:date><text:p text:style-name="P15"><text:span text:style-name="T6">Graduelle et immédiat</text:span></text:p></office:annotation>J'ai mis deux ans pour arriver à cela avec vous. J'ai encore d'autres idées vous concernant (rires).<office:annotation-end office:name="__Annotation__3756_972030281"/></text:p>
      <text:p text:style-name="P13"/>
      <text:p text:style-name="P13">Il faut faire attention à l'ambiance collective, et le godo y est particulièrement sensible. Si, au début, le gaïtan est nécessaire, par la suite, les personnes peuvent intégrer le dojo. C'est meilleur pour l'ambiance collective.</text:p>
      <text:p text:style-name="P13"/>
      <text:p text:style-name="P13"><office:annotation office:name="__Annotation__3944_972030281"><dc:creator>Auteur inconnu</dc:creator><dc:date>2016-09-28T20:07:56</dc:date><text:p text:style-name="P15"><text:span text:style-name="T7">Graduelle [pertinence:2], Graduelle et immédiat [pertinence:5]</text:span></text:p></office:annotation>Quand ils entrent dans l'atmosphère, ils entrent dans le dojo. Il faut bien observer son état d'esprit au début car, à la fin, son esprit est très différent. <office:annotation-end office:name="__Annotation__3944_972030281"/></text:p>
      <text:p text:style-name="P13"/>
      <text:p text:style-name="P13">Quand il y a une "journée de zazen", c'est la journée entière. Si, dans l'avenir, les personnes arrivent en cours de journée, alors elles s'asseyent dans le gaïtan : le gaïtan a une raison d'être...</text:p>
      <text:p text:style-name="P13"/>
      <text:p text:style-name="P13">Quoi qu'il en soit, ce serait bien que les gens qui viennent restent toute la journée. Maintenant, pour le paiement des "journées de zazen", on ne paie plus pour un demi zazen, ou un zazen, ou deux zazen, on paie pour la journée entière. Alors vous perdez de l'argent si vous n'arrivez pas au début... Ceci dit, ce n'est pas pour moi, c'est un don pour le cosmos, pour la pratique.</text:p>
      <text:p text:style-name="P13"/>
      <text:p text:style-name="P12"><text:span text:style-name="T1">Dans les dojos, aux U.S.A., chacun a sa place définie pendant la cérémonie. Et sa place devient sacro-sainte. Pourtant, je me souviens qu'avec Sensei, lorsqu'on faisait la cérémonie, il nous disait : "Pas comme ça ! Placez-vous de biais !" (il voulait qu'on ne se place plus en face de l'autel pendant l'</text:span><text:span text:style-name="T3">Hannya Shingyo</text:span><text:span text:style-name="T1">, mais en biais). Un jour, c'était comme cela, un autre jour autrement. Pourquoi ? Parce que rien n'est fixe.</text:span></text:p>
      <text:p text:style-name="P13"/>
      <text:p text:style-name="P13">Alors ne crée pas de points de repère sur des règles. Les règles ne sont nullement importantes.</text:p>
      <text:p text:style-name="P13"/>
      <text:p text:style-name="P7"><text:span text:style-name="T4">Question :</text:span><text:span text:style-name="T1"> En ce moment, ce qui se passe à l'A.Z.I. me tracasse. Stéphane, Roland... J'ai peur que la sangha soit moins solide.</text:span></text:p>
      <text:p text:style-name="P13">On ne peut pas savoir.</text:p>
      <text:p text:style-name="P13"/>
      <text:p text:style-name="P8">Pourtant deux groupes se démarquent, celui de Roland et celui de Stéphane.</text:p>
      <text:p text:style-name="P13">C'est inévitable. Il faut que Stéphane fasse sa sangha. Il a un fond de fanatisme. Il a démissionné. Il vaut mieux qu'il crée sa sangha.</text:p>
      <text:p text:style-name="P13"/>
      <text:p text:style-name="P13">Pour Roland, c'est différent. Il crée sa sangha à Nice. Pourquoi pas. L'essentiel est que ce soit un lieu de réunion, de rencontre (cf. le Shobogenzo). Mais il ne faut pas être troublé.</text:p>
      <text:p text:style-name="P13"/>
      <text:p text:style-name="P13"><text:soft-page-break/>Pourquoi es-tu tracassé?... Ce qu'il y a de plus néfaste, de plus stupide, c'est la parole, les jugements, les critiques sur tous et chacun ; quand il y a des problèmes humains aussi. Ce n'est pas bon pour les nouveaux, même si ça fait partie de la nature humaine...</text:p>
      <text:p text:style-name="P13"/>
      <text:p text:style-name="P13">En Occident, les gens sont toutefois plus authentiques. Les Japonais, quant à eux, sont plus formalistes. Tout est caché chez eux, même le zen est caché.</text:p>
      <text:p text:style-name="P13"/>
      <text:p text:style-name="P13"><office:annotation office:name="__Annotation__3566_972030281"><dc:creator>Auteur inconnu</dc:creator><dc:date>2016-09-28T19:47:49</dc:date><text:p text:style-name="P15"><text:span text:style-name="T6">Phénomènes</text:span></text:p></office:annotation>L'homme a besoin de méditation. Grâce à zazen, on trouve la voie du bonheur. On la trouve parmi la confusion, le chaos. La pratique de zazen se fait dans le chaos, pas dans un monastère, pas derrière des murs... Ici, on pratique parmi le chaos, les phénomènes. On peut aider les gens qui sont troublés par le chaos, en leur montrant la pratique.<office:annotation-end office:name="__Annotation__3566_972030281"/></text:p>
      <text:p text:style-name="P13"/>
      <text:p text:style-name="P7"><text:span text:style-name="T4">Question :</text:span><text:span text:style-name="T1"> Pour vous, y-a-t-il d'autres moyens pour tuer l'ego ?</text:span></text:p>
      <text:p text:style-name="P13">Je ne veux pas tuer l'ego. Pour moi, zazen est le meilleur. Laisser passer les pensées. Le petit "moi" n'est pas important. Le grand "moi" est très important.</text:p>
      <text:p text:style-name="P13"/>
      <text:p text:style-name="P7"><text:span text:style-name="T4">Question :</text:span><text:span text:style-name="T1"> Peut-on essayer plusieurs méthodes ?</text:span></text:p>
      <text:p text:style-name="P13">Personnellement, j'ai démarré par les arts martiaux et par le yoga, mais je n'ai jamais pensé que les arts martiaux ou le yoga étaient de grandes voies spirituelles. Puis, j'ai rencontré un maître zen, Sensei. J'en suis extrêmement heureux. J'ai un bon karma.</text:p>
      <text:p text:style-name="P13"/>
      <text:p text:style-name="P13">Cherche, regarde, et cherche encore... mais c'est très difficile, et c'est aussi mauvais pour la tête de pratiquer plusieurs choses, même d'étudier -l'Hindouisme, le Bouddhisme, le Tibétain, le Rinzai, le Soto. Trop de méthodes spirituelles n'est pas bon pour le cerveau.</text:p>
      <text:p text:style-name="P13"/>
      <text:p text:style-name="P13">Ne pratique pas zazen si tu n'es pas sûr. Attention aussi au choix d'une voie spirituelle trop spirituelle. C'est mauvais ! Zazen, c'est aussi la matière (Philippe tapote sa jambe), le corps est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ew York" svg:font-family="'New York'" style:font-pitch="variable"/>
    <style:font-face style:name="Times" svg:font-family="Time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pitch="variable" fo:font-size="12pt" fo:language="fr" fo:country="FR" style:font-name-asian="Times New Roman" style:font-family-asian="'Times New Roman'" style:font-family-generic-asian="roman" style:font-pitch-asian="variable" style:font-size-asian="12pt" style:font-name-complex="New York" style:font-family-complex="'New York'"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PS" style:family="paragraph" style:parent-style-name="Standard">
      <style:paragraph-properties style:line-height-at-least="0.6cm" fo:text-align="justify" style:justify-single-word="false"/>
      <style:text-properties style:font-name="Garamond" fo:font-family="Garamond" style:font-family-generic="roman" style:font-pitch="variable" style:font-name-complex="Garamond" style:font-family-complex="Garamond" style:font-family-generic-complex="roman" style:font-pitch-complex="variable"/>
    </style:style>
    <style:style style:name="Question" style:family="paragraph" style:parent-style-name="PS">
      <style:paragraph-properties fo:margin-left="-0.988cm" fo:margin-right="0cm" fo:text-indent="0cm" style:auto-text-indent="false"/>
      <style:text-properties fo:font-style="italic" style:font-style-asian="italic"/>
    </style:style>
    <style:style style:name="Réponse" style:family="paragraph" style:parent-style-name="Question">
      <style:paragraph-properties fo:margin-left="0.035cm" fo:margin-right="0cm" fo:text-indent="0cm" style:auto-text-indent="false"/>
      <style:text-properties fo:font-style="normal" style:font-style-asian="normal"/>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ge" style:horizontal-pos="from-left" style:horizontal-rel="page" fo:background-color="#ffffff" style:background-transparency="100%" draw:fill="solid" draw:fill-color="#ffffff" draw:opacity="0%" style:writing-mode="lr-tb" draw:wrap-influence-on-position="once-successive"/>
    </style:style>
    <style:page-layout style:name="Mpm1">
      <style:page-layout-properties fo:page-width="20.955cm" fo:page-height="29.633cm" style:num-format="1" style:print-orientation="portrait" fo:margin-top="1.9cm" fo:margin-bottom="3.68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3cm" fo:margin-left="0cm" fo:margin-right="0cm" fo:margin-bottom="0.531cm" style:dynamic-spacing="true"/>
      </style:header-style>
      <style:footer-style/>
    </style:page-layout>
    <style:page-layout style:name="Mpm2">
      <style:page-layout-properties fo:page-width="20.955cm" fo:page-height="29.633cm" style:num-format="1" style:print-orientation="portrait" fo:margin-top="2.529cm" fo:margin-bottom="3.68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Cadre1" text:anchor-type="paragraph" svg:x="18.283cm" svg:y="0.002cm" svg:width="1.016cm" draw:z-index="2"><draw:text-box fo:min-height="0.058cm"><text:p text:style-name="MP1"><text:span text:style-name="Page_20_Number"><text:page-number text:select-page="current">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rnier Dimanche ‡ Halluin</dc:title>
    <meta:initial-creator>PC30</meta:initial-creator>
    <meta:creation-date>1999-08-31T11:49:00</meta:creation-date>
    <dc:date>2016-10-17T00:20:16.544000000</dc:date>
    <meta:editing-cycles>7</meta:editing-cycles>
    <meta:editing-duration>PT6M19S</meta:editing-duration>
    <meta:generator>LibreOffice/5.1.5.2$Windows_x86 LibreOffice_project/7a864d8825610a8c07cfc3bc01dd4fce6a9447e5</meta:generator>
    <meta:document-statistic meta:table-count="0" meta:image-count="0" meta:object-count="0" meta:page-count="3" meta:paragraph-count="34" meta:word-count="909" meta:character-count="5227" meta:non-whitespace-character-count="4351"/>
  </office:meta>
</office:document-meta>
</file>